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09fe" officeooo:paragraph-rsid="000609fe"/>
    </style:style>
    <style:style style:name="P2" style:family="paragraph" style:parent-style-name="Standard">
      <style:text-properties officeooo:rsid="0006c337" officeooo:paragraph-rsid="0006c337"/>
    </style:style>
    <style:style style:name="P3" style:family="paragraph" style:parent-style-name="Standard">
      <style:text-properties style:text-underline-style="solid" style:text-underline-width="auto" style:text-underline-color="font-color" officeooo:rsid="00072258" officeooo:paragraph-rsid="00072258"/>
    </style:style>
    <style:style style:name="P4" style:family="paragraph" style:parent-style-name="Standard">
      <style:text-properties style:text-underline-style="solid" style:text-underline-width="auto" style:text-underline-color="font-color" officeooo:rsid="001004f9" officeooo:paragraph-rsid="001004f9"/>
    </style:style>
    <style:style style:name="P5" style:family="paragraph" style:parent-style-name="Standard">
      <style:text-properties style:text-underline-style="solid" style:text-underline-width="auto" style:text-underline-color="font-color" officeooo:rsid="0013fe15" officeooo:paragraph-rsid="0013fe15"/>
    </style:style>
    <style:style style:name="P6" style:family="paragraph" style:parent-style-name="Standard">
      <style:text-properties style:text-underline-style="solid" style:text-underline-width="auto" style:text-underline-color="font-color" fo:font-weight="normal" officeooo:rsid="0013fe15" officeooo:paragraph-rsid="0013fe15"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144276" officeooo:paragraph-rsid="00144276" style:font-weight-asian="normal" style:font-weight-complex="normal"/>
    </style:style>
    <style:style style:name="P8" style:family="paragraph" style:parent-style-name="Standard">
      <style:text-properties style:text-underline-style="solid" style:text-underline-width="auto" style:text-underline-color="font-color" officeooo:rsid="001811e1" officeooo:paragraph-rsid="001811e1"/>
    </style:style>
    <style:style style:name="P9" style:family="paragraph" style:parent-style-name="Standard">
      <style:text-properties style:text-underline-style="solid" style:text-underline-width="auto" style:text-underline-color="font-color" officeooo:rsid="0019afbd" officeooo:paragraph-rsid="0019afbd"/>
    </style:style>
    <style:style style:name="P10" style:family="paragraph" style:parent-style-name="Standard">
      <style:text-properties style:text-underline-style="solid" style:text-underline-width="auto" style:text-underline-color="font-color" officeooo:rsid="001cd61d" officeooo:paragraph-rsid="001cd61d"/>
    </style:style>
    <style:style style:name="P11" style:family="paragraph" style:parent-style-name="Standard">
      <style:text-properties style:text-underline-style="none" officeooo:rsid="00072258" officeooo:paragraph-rsid="00072258"/>
    </style:style>
    <style:style style:name="P12" style:family="paragraph" style:parent-style-name="Standard">
      <style:text-properties style:text-underline-style="none" officeooo:rsid="001004f9" officeooo:paragraph-rsid="001004f9"/>
    </style:style>
    <style:style style:name="P13" style:family="paragraph" style:parent-style-name="Standard">
      <style:text-properties style:text-underline-style="none" fo:font-weight="normal" officeooo:rsid="0013fe15" officeooo:paragraph-rsid="0013fe15" style:font-weight-asian="normal" style:font-weight-complex="normal"/>
    </style:style>
    <style:style style:name="P14" style:family="paragraph" style:parent-style-name="Standard">
      <style:text-properties style:text-underline-style="none" fo:font-weight="normal" officeooo:rsid="00144276" officeooo:paragraph-rsid="00144276" style:font-weight-asian="normal" style:font-weight-complex="normal"/>
    </style:style>
    <style:style style:name="P15" style:family="paragraph" style:parent-style-name="Standard">
      <style:text-properties style:text-underline-style="none" fo:font-weight="normal" officeooo:rsid="0014b7a7" officeooo:paragraph-rsid="0014b7a7" style:font-weight-asian="normal" style:font-weight-complex="normal"/>
    </style:style>
    <style:style style:name="P16" style:family="paragraph" style:parent-style-name="Standard">
      <style:text-properties style:text-underline-style="none" fo:font-weight="normal" officeooo:rsid="00168d38" officeooo:paragraph-rsid="00168d38"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68d38" officeooo:paragraph-rsid="00168d38" style:font-weight-asian="normal" style:font-weight-complex="normal"/>
    </style:style>
    <style:style style:name="P18" style:family="paragraph" style:parent-style-name="Standard">
      <style:text-properties style:text-underline-style="none" officeooo:rsid="001811e1" officeooo:paragraph-rsid="001811e1"/>
    </style:style>
    <style:style style:name="P19" style:family="paragraph" style:parent-style-name="Standard">
      <style:text-properties style:text-underline-style="none" officeooo:rsid="0019afbd" officeooo:paragraph-rsid="0019afbd"/>
    </style:style>
    <style:style style:name="P20" style:family="paragraph" style:parent-style-name="Standard">
      <style:text-properties style:text-underline-style="none" officeooo:rsid="001cd61d" officeooo:paragraph-rsid="001cd61d"/>
    </style:style>
    <style:style style:name="P21" style:family="paragraph" style:parent-style-name="Standard">
      <style:text-properties style:text-underline-style="none" officeooo:rsid="001ea7dc" officeooo:paragraph-rsid="001ea7dc"/>
    </style:style>
    <style:style style:name="P22" style:family="paragraph" style:parent-style-name="Standard">
      <style:text-properties style:text-underline-style="none" officeooo:rsid="001a9578" officeooo:paragraph-rsid="001a9578"/>
    </style:style>
    <style:style style:name="P23" style:family="paragraph" style:parent-style-name="Standard">
      <style:text-properties fo:font-style="italic" style:text-underline-style="none" officeooo:rsid="00072258" officeooo:paragraph-rsid="00072258" style:font-style-asian="italic" style:font-style-complex="italic"/>
    </style:style>
    <style:style style:name="P24" style:family="paragraph" style:parent-style-name="Standard">
      <style:text-properties fo:font-style="italic" style:text-underline-style="none" officeooo:rsid="00087ce6" officeooo:paragraph-rsid="00087ce6" style:font-style-asian="italic" style:font-style-complex="italic"/>
    </style:style>
    <style:style style:name="P25" style:family="paragraph" style:parent-style-name="Standard">
      <style:text-properties fo:font-style="normal" style:text-underline-style="none" officeooo:rsid="00072258" officeooo:paragraph-rsid="00072258" style:font-style-asian="normal" style:font-style-complex="normal"/>
    </style:style>
    <style:style style:name="P26" style:family="paragraph" style:parent-style-name="Standard">
      <style:text-properties fo:font-style="normal" style:text-underline-style="none" officeooo:rsid="00087ce6" officeooo:paragraph-rsid="00087ce6" style:font-style-asian="normal" style:font-style-complex="normal"/>
    </style:style>
    <style:style style:name="P27" style:family="paragraph" style:parent-style-name="Standard">
      <style:text-properties fo:font-style="normal" style:text-underline-style="none" officeooo:rsid="001142ed" officeooo:paragraph-rsid="001142ed" style:font-style-asian="normal" style:font-style-complex="normal"/>
    </style:style>
    <style:style style:name="P28" style:family="paragraph" style:parent-style-name="Standard">
      <style:paragraph-properties fo:text-align="start" style:justify-single-word="false"/>
      <style:text-properties fo:font-style="normal" style:text-underline-style="none" fo:font-weight="normal" officeooo:rsid="0016ea01" officeooo:paragraph-rsid="00168d38" style:font-style-asian="normal" style:font-weight-asian="normal" style:font-style-complex="normal" style:font-weight-complex="normal"/>
    </style:style>
    <style:style style:name="P29" style:family="paragraph" style:parent-style-name="Standard">
      <style:text-properties fo:font-style="normal" style:text-underline-style="solid" style:text-underline-width="auto" style:text-underline-color="font-color" officeooo:rsid="00087ce6" officeooo:paragraph-rsid="00087ce6" style:font-style-asian="normal" style:font-style-complex="normal"/>
    </style:style>
    <style:style style:name="P30" style:family="paragraph" style:parent-style-name="Standard">
      <style:text-properties officeooo:rsid="000d088d" officeooo:paragraph-rsid="000d088d"/>
    </style:style>
    <style:style style:name="P31" style:family="paragraph" style:parent-style-name="Standard">
      <style:text-properties officeooo:rsid="001004f9" officeooo:paragraph-rsid="001004f9"/>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09fe" officeooo:paragraph-rsid="000609fe"/>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c337" officeooo:paragraph-rsid="0006c337"/>
    </style:style>
    <style:style style:name="P34" style:family="paragraph" style:parent-style-name="Standard">
      <style:text-properties fo:font-style="normal" style:text-underline-style="none" officeooo:rsid="001ea7dc" officeooo:paragraph-rsid="001ea7dc" style:font-style-asian="normal" style:font-style-complex="normal"/>
    </style:style>
    <style:style style:name="P35" style:family="paragraph" style:parent-style-name="Standard">
      <style:text-properties fo:font-style="normal" style:text-underline-style="none" officeooo:rsid="001eb5e4" officeooo:paragraph-rsid="001eb5e4" style:font-style-asian="normal" style:font-style-complex="normal"/>
    </style:style>
    <style:style style:name="P36" style:family="paragraph" style:parent-style-name="Standard">
      <style:text-properties fo:font-style="normal" style:text-underline-style="none" officeooo:rsid="00222ded" officeooo:paragraph-rsid="00222ded" style:font-style-asian="normal" style:font-style-complex="normal"/>
    </style:style>
    <style:style style:name="P37" style:family="paragraph" style:parent-style-name="Standard">
      <style:text-properties style:text-underline-style="solid" style:text-underline-width="auto" style:text-underline-color="font-color" officeooo:rsid="0019afbd" officeooo:paragraph-rsid="0019afbd"/>
    </style:style>
    <style:style style:name="P38" style:family="paragraph" style:parent-style-name="Standard">
      <style:text-properties style:text-underline-style="none" officeooo:rsid="0019afbd" officeooo:paragraph-rsid="0019afbd"/>
    </style:style>
    <style:style style:name="P39" style:family="paragraph" style:parent-style-name="Standard">
      <style:text-properties fo:font-style="italic" style:text-underline-style="none" officeooo:rsid="00207ba7" officeooo:paragraph-rsid="00207ba7" style:font-style-asian="italic" style:font-style-complex="italic"/>
    </style:style>
    <style:style style:name="P4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solid" style:text-underline-width="auto" style:text-underline-color="font-color" officeooo:rsid="0019afbd" officeooo:paragraph-rsid="0019afbd"/>
    </style:style>
    <style:style style:name="P41" style:family="paragraph" style:parent-style-name="Heading_20_2">
      <style:text-properties officeooo:rsid="0016ea01" officeooo:paragraph-rsid="0016ea01"/>
    </style:style>
    <style:style style:name="T1" style:family="text">
      <style:text-properties officeooo:rsid="00072258"/>
    </style:style>
    <style:style style:name="T2" style:family="text">
      <style:text-properties fo:font-style="normal" style:font-style-asian="normal" style:font-style-complex="normal"/>
    </style:style>
    <style:style style:name="T3" style:family="text">
      <style:text-properties fo:font-style="normal" officeooo:rsid="00168d38" style:font-style-asian="normal" style:font-style-complex="normal"/>
    </style:style>
    <style:style style:name="T4" style:family="text">
      <style:text-properties fo:font-style="normal" officeooo:rsid="0016ea01" style:font-style-asian="normal" style:font-style-complex="normal"/>
    </style:style>
    <style:style style:name="T5" style:family="text">
      <style:text-properties fo:font-style="normal" officeooo:rsid="0019afbd" style:font-style-asian="normal" style:font-style-complex="normal"/>
    </style:style>
    <style:style style:name="T6" style:family="text">
      <style:text-properties fo:font-style="normal" officeooo:rsid="001eb5e4" style:font-style-asian="normal" style:font-style-complex="normal"/>
    </style:style>
    <style:style style:name="T7" style:family="text">
      <style:text-properties fo:font-style="normal" officeooo:rsid="002101a7"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14290" style:font-style-asian="normal" style:font-style-complex="normal"/>
    </style:style>
    <style:style style:name="T10" style:family="text">
      <style:text-properties fo:font-style="normal" style:text-underline-style="none" officeooo:rsid="001142ed" style:font-style-asian="normal" style:font-style-complex="normal"/>
    </style:style>
    <style:style style:name="T11" style:family="text">
      <style:text-properties fo:font-style="normal" style:text-underline-style="none" officeooo:rsid="0012090f" style:font-style-asian="normal" style:font-style-complex="normal"/>
    </style:style>
    <style:style style:name="T12" style:family="text">
      <style:text-properties fo:font-style="normal" style:text-underline-style="none" officeooo:rsid="00114290" fo:background-color="#fff200" loext:char-shading-value="0"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background-color="#bcaed5" loext:char-shading-value="0" style:font-style-asian="normal" style:font-style-complex="normal"/>
    </style:style>
    <style:style style:name="T15" style:family="text">
      <style:text-properties officeooo:rsid="00087ce6"/>
    </style:style>
    <style:style style:name="T16" style:family="text">
      <style:text-properties officeooo:rsid="000a7fb5"/>
    </style:style>
    <style:style style:name="T17" style:family="text">
      <style:text-properties officeooo:rsid="001004f9"/>
    </style:style>
    <style:style style:name="T18" style:family="text">
      <style:text-properties fo:font-style="italic" style:font-style-asian="italic" style:font-style-complex="italic"/>
    </style:style>
    <style:style style:name="T19" style:family="text">
      <style:text-properties fo:font-style="italic" officeooo:rsid="0016ea01" style:font-style-asian="italic" style:font-style-complex="italic"/>
    </style:style>
    <style:style style:name="T20" style:family="text">
      <style:text-properties fo:font-style="italic" officeooo:rsid="0019afbd"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0114290" style:font-style-asian="italic" style:font-style-complex="italic"/>
    </style:style>
    <style:style style:name="T23" style:family="text">
      <style:text-properties fo:font-style="italic" fo:background-color="#bcaed5" loext:char-shading-value="0" style:font-style-asian="italic" style:font-style-complex="italic"/>
    </style:style>
    <style:style style:name="T24" style:family="text">
      <style:text-properties fo:font-style="italic" fo:background-color="#fff200" loext:char-shading-value="0" style:font-style-asian="italic" style:font-style-complex="italic"/>
    </style:style>
    <style:style style:name="T25" style:family="text">
      <style:text-properties fo:font-weight="bold" style:font-weight-asian="bold" style:font-weight-complex="bold"/>
    </style:style>
    <style:style style:name="T26" style:family="text">
      <style:text-properties officeooo:rsid="0016ea01"/>
    </style:style>
    <style:style style:name="T27" style:family="text">
      <style:text-properties officeooo:rsid="0019afbd"/>
    </style:style>
    <style:style style:name="T28" style:family="text">
      <style:text-properties officeooo:rsid="001ea7dc"/>
    </style:style>
    <style:style style:name="T29" style:family="text">
      <style:text-properties fo:background-color="#bcaed5"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9-10-23</text:p>
      <text:p text:style-name="P1"/>
      <text:p text:style-name="P1">Thinking in Sound – Thinking in Processes: Less discrete categorization</text:p>
      <text:p text:style-name="P32"/>
      <text:p text:style-name="P1"/>
      <text:p text:style-name="P1">2019-11-06</text:p>
      <text:p text:style-name="P1"/>
      <text:p text:style-name="P1">Stränge / Lines – accumulate in sound – different dimensions of oscillations, from planets/cosmos to atoms/particles</text:p>
      <text:p text:style-name="P1">Concentration of these strings makes things perceivable – if they fall in our field of perception. See e.g. physics, where matter is described in energy fields</text:p>
      <text:p text:style-name="P1">→ <text:span text:style-name="T16">Cage: “sound as aceaseless flow”, with listening ( / perceiving?) being intermittent</text:span></text:p>
      <text:p text:style-name="P1"/>
      <text:p text:style-name="P1">Sound as a perfect manifestation for this: Different frequencies perceived differently</text:p>
      <text:p text:style-name="P1"/>
      <text:h text:style-name="Heading_20_2" text:outline-level="2">From Music to Sound: Being as Time in the Sonic Arts<text:line-break/>Christoph Cox:</text:h>
      <text:p text:style-name="P1"/>
      <text:p text:style-name="P2">Sound and Music <text:span text:style-name="T1">demarcated</text:span> by their different relationships to being and time</text:p>
      <text:p text:style-name="P1">“the shift from “music” to “sound” marks an ontological shift from being to becoming and a</text:p>
      <text:p text:style-name="P1">temporal shift from time (le temps) to duration (la durée).”</text:p>
      <text:p text:style-name="P2">“music has given way to sound”</text:p>
      <text:p text:style-name="P3"/>
      <text:p text:style-name="P3">Nietzsche:</text:p>
      <text:p text:style-name="P11">“’being,’ that is, with stable and durable entities that are said underlie change, substances that govern change but are transcendent in relationship to it”</text:p>
      <text:p text:style-name="P11">“there is only nature” - “being is a fiction”</text:p>
      <text:p text:style-name="P11"/>
      <text:p text:style-name="P3">Bergson:</text:p>
      <text:p text:style-name="P11">“’there are underneath the change no things which change: change has no need of a support’” (like sound effects?)</text:p>
      <text:p text:style-name="P23">le temps: <text:span text:style-name="T2">spatialized, quantified conception of time</text:span></text:p>
      <text:p text:style-name="P23">la durée: “<text:span text:style-name="T2">the very flow that produces beings and events and by which they constantly become-other” - it is an ontology, a theory of being. “’being as duration, a becoming differentiated by various temporal ‘rhythms’, ‘vibrations’, ‘tensions’, ‘dilations’ and ‘contractions’” - alles Dinge, die <text:s/>Klänge konstituieren</text:span></text:p>
      <text:p text:style-name="P25"/>
      <text:p text:style-name="P29">Deleuze:</text:p>
      <text:p text:style-name="P26">the real → the virtual and the actual</text:p>
      <text:p text:style-name="P24">the virtual:<text:span text:style-name="T2"> repository of potentiality. It is “fully existent and real”, “real without being actual”. The “non-actualized tendencies of real existents”</text:span></text:p>
      <text:p text:style-name="P24">the actual: “<text:span text:style-name="T2">contracts, expresses or actualizes the virtual wole”</text:span></text:p>
      <text:p text:style-name="P2"/>
      <text:p text:style-name="P2">further reading: Nietzsche, Bergson, <text:span text:style-name="T15">Deleuze: “Body without organs” / “plane of consistency” (=the virtual), Max Neuhaus, Morton Feldman</text:span></text:p>
      <text:p text:style-name="P33"/>
      <text:p text:style-name="P2"/>
      <text:p text:style-name="P30">2019/11/07-<text:span text:style-name="T17">08-09</text:span></text:p>
      <text:p text:style-name="P30"/>
      <text:p text:style-name="P4">John Cage:</text:p>
      <text:p text:style-name="P12"><text:soft-page-break/>European music → production of time-objects: musical <text:span text:style-name="T18">pieces</text:span><text:span text:style-name="T2"> (the name already implies a chunk of a duration) have a beginning, a middle and an ending: </text:span></text:p>
      <text:p text:style-name="P31"><text:span text:style-name="T8">Cage’s objections to this are ontological: music as </text:span><text:span text:style-name="T21">being</text:span><text:span text:style-name="T8"> should rather become a </text:span><text:span text:style-name="T21">becoming</text:span><text:span text:style-name="T8"> – purposeless, fundamentally open</text:span></text:p>
      <text:p text:style-name="P31"><text:span text:style-name="T8">0’00”: “everything we do is music” or can become so by use of microphones (→ as a means for focusing on the listening) → </text:span><text:span text:style-name="T9">the aim is to “open time to the experience of duration and to open musical experience to the domain of sound” and open human experience to “the non-human, impersonal flow that precedes and exceeds it” → comparable to my experiments with the </text:span><text:span text:style-name="T12">timestretch-feedback</text:span><text:span text:style-name="T9">: the input becomes arbitrary, as the machine puts itself back to the state of </text:span><text:span text:style-name="T22">duration</text:span><text:span text:style-name="T9">, when no input is provided. It will just reshape and restructure the conditions of time perpetually</text:span></text:p>
      <text:p text:style-name="P31"><text:span text:style-name="T9">“</text:span><text:span text:style-name="T10">Music [or sound] is permanent, only listening is intermittent.” → in the case of the hyperstretcher: music and sound is permanently produced, the human can intervene/re-produce fluctuation </text:span><text:span text:style-name="T11">to it</text:span></text:p>
      <text:p text:style-name="P27">“sound as aceaseless flow” and composition as the act of drawing attention to or accessing it.</text:p>
      <text:p text:style-name="P27"/>
      <text:p text:style-name="P5"><text:span text:style-name="T2">Sound Art and the </text:span><text:span text:style-name="T13">Experience of Duration</text:span></text:p>
      <text:p text:style-name="P13">“Neuhaus writes:</text:p>
      <text:p text:style-name="P13">Traditionally composers have located the elements of a composition in time. One</text:p>
      <text:p text:style-name="P13">idea which I am interested in is locating them, instead, in space, and <text:span text:style-name="T25">letting the</text:span></text:p>
      <text:p text:style-name="P13"><text:span text:style-name="T25">listener place them in his own time. </text:span>I am not interested in making music exclusively</text:p>
      <text:p text:style-name="P13">for musicians or musically initiated audiences. I am interested in making music for</text:p>
      <text:p text:style-name="P13">people.”</text:p>
      <text:p text:style-name="P13">→ what role does the listener’s own perception and pace of time play, when it meets the time-desintegrated space of such permanent sound installations?</text:p>
      <text:p text:style-name="P6"/>
      <text:p text:style-name="P13">Morton Feldman (dedicated himstelf to liberating duration from clock time) → How do objects exist <text:span text:style-name="T18">as</text:span><text:span text:style-name="T2"> Time?</text:span></text:p>
      <text:p text:style-name="P13"><text:span text:style-name="T2">Christina Kubisch’s </text:span><text:span text:style-name="T18">Electrical Walks</text:span><text:span text:style-name="T2">: make audible the “invisible currents of electromagnet sound that flow through the spaces of modern life” → </text:span><text:span text:style-name="T14">compare to unhearable sound flow of music platforms – an infinite </text:span><text:span text:style-name="T23">stream</text:span><text:span text:style-name="T14"> of sound</text:span></text:p>
      <text:p text:style-name="P13"/>
      <text:p text:style-name="P7">Conclusion: Toward A Sonic Materialism</text:p>
      <text:p text:style-name="P14">throughout the last half-century, there was a “shift from the traditional conception of <text:span text:style-name="T18">music </text:span><text:span text:style-name="T2">to an notion of </text:span><text:span text:style-name="T18">sound-itself</text:span><text:span text:style-name="T2">” → music as the domain of “beings, time-objects that spatialize sound and mark a pulsed time”</text:span></text:p>
      <text:p text:style-name="P15"><text:span text:style-name="T2">sound is being </text:span><text:span text:style-name="T18">as </text:span><text:span text:style-name="T2">time rather than being </text:span><text:span text:style-name="T18"><text:s/>in </text:span><text:span text:style-name="T2">time</text:span></text:p>
      <text:p text:style-name="P15"><text:span text:style-name="T2">“sound as an anonymous, non-human and impersonal flux, a flow or becoming </text:span><text:span text:style-name="T14">akin to geological flows</text:span><text:span text:style-name="T2">” (whatever that may be!) – “natural fluxes with different rhythms and speeds” </text:span><text:span text:style-name="T3">of which “music forms a part [...b]ut is only a part of a more general sonic becoming”</text:span></text:p>
      <text:p text:style-name="P16"><text:span text:style-name="T2">materialist quality of sound: “a continuous and heterogenous </text:span><text:span text:style-name="T14">fluid material </text:span><text:span text:style-name="T2">that makes the audible the immanence of being and time”</text:span></text:p>
      <text:p text:style-name="P16"><text:span text:style-name="T2">→ </text:span><text:span text:style-name="T23">cultural debris</text:span><text:span text:style-name="T2"> is about this sonic material, with all its emergent shapes and structures, forms and perceptual objects, that form in your mind as you are listening (with the brain trying to make sense of the chaotic output of the piece)</text:span></text:p>
      <text:p text:style-name="P17"><text:span text:style-name="T2">→ </text:span><text:span text:style-name="T24">hyerstretch</text:span><text:span text:style-name="T2"> is more about the interplay between </text:span><text:span text:style-name="T18">le temps </text:span><text:span text:style-name="T2"><text:s/>and </text:span><text:span text:style-name="T18">la durée</text:span><text:span text:style-name="T2">, and the humans’ ability to interfere and jump from one to another: we intervene in the natural, purposeless flow of time (and events in time) and reshape its flow by our actions, and thus, </text:span><text:span text:style-name="T18">hyperstretch</text:span><text:span text:style-name="T2"> even gets political!</text:span></text:p>
      <text:p text:style-name="P17"><text:span text:style-name="T2"><text:tab/></text:span><text:span text:style-name="T4">→ everything that happens untouched by and </text:span><text:span text:style-name="T19">outside of</text:span><text:span text:style-name="T4"> the range of human action could be called nature.. (?) </text:span><text:span text:style-name="T5">the sonified </text:span><text:span text:style-name="T20">duration</text:span><text:span text:style-name="T5"> is (made by) the inhuman rhythm of the machine</text:span></text:p>
      <text:p text:style-name="P28"/>
      <text:h text:style-name="P41" text:outline-level="2"><text:soft-page-break/>Paul Hegarty: A chronic condition: noise and time</text:h>
      <text:p text:style-name="Standard">“<text:span text:style-name="T26">With time, tihe amorphous duration of endless becoming is moulded, and locked away, even if never to be fully dissipated”</text:span></text:p>
      <text:p text:style-name="Standard">there are many human times outside of ‘human’ time which “make up a perpetual residue”</text:p>
      <text:p text:style-name="Standard">noise appears through being perceived; a physical encounter</text:p>
      <text:p text:style-name="Standard">it exists in space and time</text:p>
      <text:p text:style-name="Standard">“noise opens up the sense of what Henri Bergson identifies as ‘duration’”; noise as a questioning of time</text:p>
      <text:p text:style-name="Standard"/>
      <text:p text:style-name="P8">Bergson</text:p>
      <text:p text:style-name="P18">“optimistic dream of a true human sense of durational being” → noise will not <text:span text:style-name="T27">immerse in this; it instead “is a time that is subtly different from ‘our’ time”</text:span></text:p>
      <text:p text:style-name="P19">falling hammer → 1. sensation of something happening at all, 2. perception of time as a sequence of events/moments</text:p>
      <text:p text:style-name="P19">“time passes unequally depending on our reaction to what is going on during that time”</text:p>
      <text:p text:style-name="P19">measured time passing is a “homogenization of the truer time, an imagined objectivity attributed to time”. It frames the truer duration</text:p>
      <text:p text:style-name="P19">“Bergson is proposing a deconstructive idea of time”</text:p>
      <text:p text:style-name="P22">ringing church bell showing what time is (thus, gives time a form), as a sequence of humanly produced sounds that one can count and predict, that is always the same. “Time is measured by humans”, as something external, not as an internal encounter with external events.</text:p>
      <text:p text:style-name="P18"/>
      <text:p text:style-name="P10">Jacques Attali</text:p>
      <text:p text:style-name="P20">“the history of noise is the history of what is not allowed, what is illegal ans subject to exclusion”</text:p>
      <text:p text:style-name="P20">upon listening, “things lose their noisiness, and acquire meaning or at least sense as to their purpose”. <text:span text:style-name="T28">This may happen only if we begin to listen instead of hearing</text:span></text:p>
      <text:p text:style-name="P21">noise is misunderstood as failure</text:p>
      <text:p text:style-name="P18"/>
      <text:p text:style-name="P9">Deleuze &amp; Guattari</text:p>
      <text:p text:style-name="P19">“<text:span text:style-name="T28">true duration is multiple”</text:span></text:p>
      <text:p text:style-name="P21">“[Duration is] an internal multiplicity, one of succession, of fusion, organization, heterogeneity, discrimination as to quality or of a <text:span text:style-name="T18">difference of nature</text:span><text:span text:style-name="T2">, a multiplicity that is </text:span><text:span text:style-name="T18">virtual</text:span><text:span text:style-name="T2"> and </text:span><text:span text:style-name="T18">continuous</text:span><text:span text:style-name="T2">, incapable of being reduced to number.”</text:span></text:p>
      <text:p text:style-name="P34"/>
      <text:p text:style-name="P34">Bergson: duration: “a sensation of time, being and sound as an intensity”</text:p>
      <text:p text:style-name="P21"><text:span text:style-name="T6">Hegarty: </text:span><text:span text:style-name="T2">but: “rhythm and measure seem to exist to reinforce quantitative time”</text:span></text:p>
      <text:p text:style-name="P34"><text:tab/>→ “an intensity is both inside and outside of duration”</text:p>
      <text:p text:style-name="P35">“intensity is the sense that something is entering the mind to a degree that measure is lost” – or: “intensity implies lack of intensity elsewhere and is always already quantitative” ??</text:p>
      <text:p text:style-name="P35">“the constant movement of music fuels the multiplicity of thought and sensation”</text:p>
      <text:p text:style-name="P35">Hegarty on Deleuze: “intensity is the quantitative transformed into a plateau or rhizome where connections are reconfigured so as to prevent the arrival of meaning and narrative”</text:p>
      <text:p text:style-name="P35">“Bergson’s multiplicity of intensity is one of the transformation, Deleuze’s of simultaneity”</text:p>
      <text:p text:style-name="P19"/>
      <text:p text:style-name="P19"/>
      <text:p text:style-name="P9">Nietzsche</text:p>
      <text:p text:style-name="P9"/>
      <text:p text:style-name="P40"/>
      <text:p text:style-name="P19"/>
      <text:p text:style-name="P36">2019-11-11</text:p>
      <text:p text:style-name="P39"><text:soft-page-break/><text:span text:style-name="T29">cultural debris</text:span><text:span text:style-name="T14">:</text:span><text:span text:style-name="T2"> application of the Gestalttheory, as the brain constantly tries to make sense and create </text:span>Gestalten<text:span text:style-name="T2"> from </text:span><text:span text:style-name="T7">the sonic sur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4:15:23.533957912</meta:creation-date>
    <dc:date>2019-11-11T09:30:36.953203308</dc:date>
    <meta:editing-duration>PT22H15M3S</meta:editing-duration>
    <meta:editing-cycles>20</meta:editing-cycles>
    <meta:generator>LibreOffice/6.0.7.3$Linux_X86_64 LibreOffice_project/00m0$Build-3</meta:generator>
    <meta:document-statistic meta:table-count="0" meta:image-count="0" meta:object-count="0" meta:page-count="4" meta:paragraph-count="79" meta:word-count="1310" meta:character-count="8176" meta:non-whitespace-character-count="6931"/>
  </office:meta>
</office:document-meta>
</file>